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hievement:</text:p>
      <text:p text:style-name="Standard"/>
      <text:p text:style-name="Standard">The project proposal listed various tasks for the entity extraction webdemo project from SAIVT. This section will outline my progress and achievements on those tasks.</text:p>
      <text:p text:style-name="Standard"/>
      <text:p text:style-name="Standard">The tasks the project proposal mentioned were categorised as three mandatory and one desirable. The tasks are listened below, the first three are mandatory and the last was the desirable one:</text:p>
      <text:p text:style-name="Standard"/>
      <text:list xml:id="list5901822584053211592" text:style-name="L1">
        <text:list-item>
          <text:p text:style-name="P1">User Interface Enhancements</text:p>
        </text:list-item>
        <text:list-item>
          <text:p text:style-name="P1">Add Video Functionality</text:p>
        </text:list-item>
        <text:list-item>
          <text:p text:style-name="P1">Entity Display Enhancements</text:p>
        </text:list-item>
        <text:list-item>
          <text:p text:style-name="P1">Implementation of Authentication and Authorisation</text:p>
        </text:list-item>
      </text:list>
      <text:p text:style-name="Standard"/>
      <text:p text:style-name="Standard">I will now discuss my progress on these tasks individually.</text:p>
      <text:p text:style-name="Standard"/>
      <text:p text:style-name="Standard">User Interface Enhancements:</text:p>
      <text:p text:style-name="Standard"/>
      <text:p text:style-name="Standard">The two main purpose's<text:span text:style-name="T1"> of this task were firstly to ensure that the code for the front end is written well, easy to understand and renders as intended and secondly to make the UI more user friendly and pleasing to look at.</text:span></text:p>
      <text:p text:style-name="Standard"><text:span text:style-name="T1"/></text:p>
      <text:p text:style-name="Standard"><text:span text:style-name="T1">I started off by taking a lot of the inline styling out of elements into classes and put those classes into a separate css file which I included in the file header. This made the html much easier to read and manage and furthermore implementing best practices. Moreover, the base html file was written very poorly, having various blocks for each page to implement, whereas it should simply contain two blocks, a head block and a content block and the html which should remain constant for all the pages that inherit from it. This allows for all those page to only have to specify two blocks making it very clear to the developer how the page is going to render in a browser.</text:span></text:p>
      <text:p text:style-name="Standard"><text:span text:style-name="T1"/></text:p>
      <text:p text:style-name="Standard"><text:span text:style-name="T1">The next step was to introduce the Bootstrap Framework for further enhancements to the UI. Bootstrap has a very nice layout grid template using divs and I used this to style the elements where I wanted them to be, taking away a lot of the previously unmanageable styling which was used to place elements on the page. Bootstrap also has a very nice list of classes to style buttons and I used these to my advantage to make the page much more pleasant to look at from a user perspective.</text:span></text:p>
      <text:p text:style-name="Standard"><text:span text:style-name="T1"/></text:p>
      <text:p text:style-name="Standard"><text:span text:style-name="T1">The image below shows the old look compared with the new look of the index page which is the page which lists out videos.</text:span></text:p>
      <text:p text:style-name="Standard"><text:span text:style-name="T1"/></text:p>
      <text:p text:style-name="Standard"><text:span text:style-name="T1"/></text:p>
      <text:p text:style-name="Standard"><text:span text:style-name="T1">When I finished styling the index page I moved on to the video play page which is the page that renders when a particular video has been chosen by the user to play and to see what entities belong to this particular video.</text:span></text:p>
      <text:p text:style-name="Standard"><text:span text:style-name="T1"/></text:p>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o Ferraioli</meta:initial-creator>
    <meta:creation-date>2014-05-23T18:43:04</meta:creation-date>
    <dc:date>2014-05-23T23:49:31</dc:date>
    <dc:creator>Francesco Ferraioli</dc:creator>
    <meta:editing-duration>PT15M16S</meta:editing-duration>
    <meta:editing-cycles>2</meta:editing-cycles>
    <meta:generator>OpenOffice/4.0.1$Unix OpenOffice.org_project/401m5$Build-9714</meta:generator>
    <meta:document-statistic meta:table-count="0" meta:image-count="0" meta:object-count="0" meta:page-count="1" meta:paragraph-count="15" meta:word-count="410" meta:character-count="2314"/>
  </office:meta>
</office:document-meta>
</file>